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office:font-face-decls>
  <office:automatic-styles>
    <style:style style:name="P1" style:family="paragraph" style:parent-style-name="Title">
      <style:text-properties fo:language="es" fo:country="ES" officeooo:rsid="001edad5" officeooo:paragraph-rsid="001edad5"/>
    </style:style>
    <style:style style:name="P2" style:family="paragraph" style:parent-style-name="Text_20_body">
      <style:text-properties fo:language="es" fo:country="ES" officeooo:rsid="001edad5" officeooo:paragraph-rsid="001edad5"/>
    </style:style>
    <style:style style:name="P3" style:family="paragraph" style:parent-style-name="Heading_20_4">
      <style:text-properties fo:language="es" fo:country="ES"/>
    </style:style>
    <style:style style:name="P4" style:family="paragraph" style:parent-style-name="Heading_20_4">
      <style:text-properties fo:language="es" fo:country="ES" officeooo:rsid="00204cda" officeooo:paragraph-rsid="00204cda"/>
    </style:style>
    <style:style style:name="P5" style:family="paragraph" style:parent-style-name="Text_20_body">
      <style:text-properties fo:language="es" fo:country="ES" officeooo:rsid="00204cda" officeooo:paragraph-rsid="00204cda"/>
    </style:style>
    <style:style style:name="P6" style:family="paragraph" style:parent-style-name="Text_20_body">
      <style:text-properties fo:language="es" fo:country="ES" officeooo:rsid="003c5404" officeooo:paragraph-rsid="003c5404"/>
    </style:style>
    <style:style style:name="P7" style:family="paragraph" style:parent-style-name="Heading">
      <style:text-properties officeooo:paragraph-rsid="002dd73f"/>
    </style:style>
    <style:style style:name="P8" style:family="paragraph" style:parent-style-name="Text_20_body" style:list-style-name="L1">
      <style:text-properties fo:language="es" fo:country="ES" officeooo:rsid="00204cda" officeooo:paragraph-rsid="00204cda"/>
    </style:style>
    <style:style style:name="P9" style:family="paragraph" style:parent-style-name="Text_20_body" style:list-style-name="L1">
      <style:text-properties fo:language="es" fo:country="ES" officeooo:rsid="00271100" officeooo:paragraph-rsid="00271100"/>
    </style:style>
    <style:style style:name="P10" style:family="paragraph" style:parent-style-name="Text_20_body" style:list-style-name="L1">
      <style:text-properties fo:language="es" fo:country="ES" officeooo:rsid="002b2820" officeooo:paragraph-rsid="00351c25"/>
    </style:style>
    <style:style style:name="P11" style:family="paragraph" style:parent-style-name="Heading">
      <style:text-properties fo:font-weight="bold" officeooo:paragraph-rsid="002dd73f" style:font-weight-asian="bold" style:font-weight-complex="bold"/>
    </style:style>
    <style:style style:name="P12" style:family="paragraph" style:parent-style-name="Text_20_body">
      <style:text-properties officeooo:paragraph-rsid="002dd73f"/>
    </style:style>
    <style:style style:name="P13" style:family="paragraph" style:parent-style-name="Text_20_body" style:list-style-name="L1">
      <style:text-properties fo:language="es" fo:country="ES" officeooo:rsid="002b2820" officeooo:paragraph-rsid="002e0b03"/>
    </style:style>
    <style:style style:name="P14" style:family="paragraph" style:parent-style-name="Text_20_body" style:list-style-name="L1">
      <style:text-properties fo:language="es" fo:country="ES" officeooo:rsid="00204cda" officeooo:paragraph-rsid="002e0b03"/>
    </style:style>
    <style:style style:name="P15" style:family="paragraph" style:parent-style-name="Text_20_body" style:list-style-name="L1">
      <style:text-properties fo:language="es" fo:country="ES" officeooo:rsid="002c020f" officeooo:paragraph-rsid="002ec49d"/>
    </style:style>
    <style:style style:name="P16" style:family="paragraph" style:parent-style-name="Text_20_body" style:list-style-name="L1">
      <style:text-properties fo:language="es" fo:country="ES" officeooo:rsid="0026084f" officeooo:paragraph-rsid="0034876c"/>
    </style:style>
    <style:style style:name="P17" style:family="paragraph" style:parent-style-name="Text_20_body">
      <style:text-properties fo:language="es" fo:country="ES" fo:font-weight="bold" officeooo:rsid="002e0b03" officeooo:paragraph-rsid="002e0b03" style:font-weight-asian="bold" style:font-weight-complex="bold"/>
    </style:style>
    <style:style style:name="P18" style:family="paragraph" style:parent-style-name="Text_20_body" style:list-style-name="L1">
      <style:text-properties fo:language="es" fo:country="ES" officeooo:rsid="00205e52" officeooo:paragraph-rsid="002e0b03"/>
    </style:style>
    <style:style style:name="P19" style:family="paragraph" style:parent-style-name="Text_20_body" style:list-style-name="L1">
      <style:text-properties fo:language="es" fo:country="ES" officeooo:rsid="00205e52" officeooo:paragraph-rsid="00303138"/>
    </style:style>
    <style:style style:name="P20" style:family="paragraph" style:parent-style-name="Text_20_body" style:list-style-name="L1">
      <style:text-properties fo:language="es" fo:country="ES" officeooo:rsid="00309cf5" officeooo:paragraph-rsid="00309cf5"/>
    </style:style>
    <style:style style:name="P21" style:family="paragraph" style:parent-style-name="Text_20_body" style:list-style-name="L1">
      <style:text-properties fo:language="es" fo:country="ES" officeooo:rsid="00204cda" officeooo:paragraph-rsid="00309cf5"/>
    </style:style>
    <style:style style:name="P22" style:family="paragraph" style:parent-style-name="Text_20_body" style:list-style-name="L1">
      <style:text-properties officeooo:paragraph-rsid="00409560"/>
    </style:style>
    <style:style style:name="P23" style:family="paragraph" style:parent-style-name="Text_20_body" style:list-style-name="L1">
      <style:text-properties officeooo:rsid="00409560" officeooo:paragraph-rsid="00409560"/>
    </style:style>
    <style:style style:name="P24" style:family="paragraph" style:parent-style-name="Heading">
      <style:text-properties officeooo:paragraph-rsid="00303138"/>
    </style:style>
    <style:style style:name="P25" style:family="paragraph" style:parent-style-name="Text_20_body" style:list-style-name="L2">
      <style:text-properties fo:language="es" fo:country="ES" officeooo:rsid="002b2820" officeooo:paragraph-rsid="00309cf5"/>
    </style:style>
    <style:style style:name="P26" style:family="paragraph" style:parent-style-name="Text_20_body" style:list-style-name="L2">
      <style:text-properties officeooo:paragraph-rsid="00309cf5"/>
    </style:style>
    <style:style style:name="P27" style:family="paragraph" style:parent-style-name="Text_20_body" style:list-style-name="L1">
      <style:text-properties fo:language="es" fo:country="ES" officeooo:rsid="0026084f" officeooo:paragraph-rsid="00351c25"/>
    </style:style>
    <style:style style:name="P28" style:family="paragraph" style:parent-style-name="Text_20_body" style:list-style-name="L1">
      <style:text-properties officeooo:paragraph-rsid="00309cf5"/>
    </style:style>
    <style:style style:name="P29" style:family="paragraph" style:parent-style-name="Text_20_body" style:list-style-name="L1">
      <style:text-properties fo:language="es" fo:country="ES" officeooo:rsid="00309cf5" officeooo:paragraph-rsid="00329b80"/>
    </style:style>
    <style:style style:name="P30" style:family="paragraph" style:parent-style-name="Text_20_body" style:list-style-name="L3">
      <style:text-properties fo:language="es" fo:country="ES" officeooo:rsid="00271100" officeooo:paragraph-rsid="0034876c"/>
    </style:style>
    <style:style style:name="P31" style:family="paragraph" style:parent-style-name="Text_20_body" style:list-style-name="L3">
      <style:text-properties fo:language="es" fo:country="ES" officeooo:rsid="002b2820" officeooo:paragraph-rsid="0034876c"/>
    </style:style>
    <style:style style:name="P32" style:family="paragraph" style:parent-style-name="Text_20_body" style:list-style-name="L3">
      <style:text-properties officeooo:paragraph-rsid="0034876c"/>
    </style:style>
    <style:style style:name="P33" style:family="paragraph" style:parent-style-name="Text_20_body" style:list-style-name="L1">
      <style:text-properties officeooo:paragraph-rsid="00365e98"/>
    </style:style>
    <style:style style:name="P34" style:family="paragraph" style:parent-style-name="Heading_20_1">
      <style:text-properties officeooo:paragraph-rsid="003823d6"/>
    </style:style>
    <style:style style:name="P35" style:family="paragraph" style:parent-style-name="Heading">
      <style:text-properties officeooo:paragraph-rsid="003823d6"/>
    </style:style>
    <style:style style:name="P36" style:family="paragraph" style:parent-style-name="Text_20_body">
      <style:text-properties officeooo:rsid="003cd122" officeooo:paragraph-rsid="003823d6"/>
    </style:style>
    <style:style style:name="P37" style:family="paragraph" style:parent-style-name="Text_20_body">
      <style:text-properties officeooo:rsid="003cd122" officeooo:paragraph-rsid="003cd122"/>
    </style:style>
    <style:style style:name="P38" style:family="paragraph" style:parent-style-name="Text_20_body">
      <style:text-properties fo:language="es" fo:country="ES" officeooo:rsid="003cd122" officeooo:paragraph-rsid="003cd122"/>
    </style:style>
    <style:style style:name="P39" style:family="paragraph" style:parent-style-name="Text_20_body">
      <style:text-properties officeooo:paragraph-rsid="003daa9f"/>
    </style:style>
    <style:style style:name="T1" style:family="text">
      <style:text-properties fo:language="es" fo:country="ES" officeooo:rsid="001edad5"/>
    </style:style>
    <style:style style:name="T2" style:family="text">
      <style:text-properties officeooo:rsid="00204cda"/>
    </style:style>
    <style:style style:name="T3" style:family="text">
      <style:text-properties officeooo:rsid="00271100"/>
    </style:style>
    <style:style style:name="T4" style:family="text">
      <style:text-properties fo:language="es" fo:country="ES"/>
    </style:style>
    <style:style style:name="T5" style:family="text">
      <style:text-properties officeooo:rsid="0024318c"/>
    </style:style>
    <style:style style:name="T6" style:family="text">
      <style:text-properties officeooo:rsid="0026084f"/>
    </style:style>
    <style:style style:name="T7" style:family="text">
      <style:text-properties officeooo:rsid="003c5404"/>
    </style:style>
    <style:style style:name="T8" style:family="text">
      <style:text-properties fo:language="es" fo:country="ES" officeooo:rsid="00271100"/>
    </style:style>
    <style:style style:name="T9" style:family="text">
      <style:text-properties officeooo:rsid="002945f9"/>
    </style:style>
    <style:style style:name="T10" style:family="text">
      <style:text-properties officeooo:rsid="00351c25"/>
    </style:style>
    <style:style style:name="T11" style:family="text">
      <style:text-properties officeooo:rsid="0027abde"/>
    </style:style>
    <style:style style:name="T12" style:family="text">
      <style:text-properties fo:font-weight="bold" style:font-weight-asian="bold" style:font-weight-complex="bold"/>
    </style:style>
    <style:style style:name="T13" style:family="text">
      <style:text-properties fo:font-weight="bold" officeooo:rsid="002e0b03" style:font-weight-asian="bold" style:font-weight-complex="bold"/>
    </style:style>
    <style:style style:name="T14" style:family="text">
      <style:text-properties fo:font-weight="bold" officeooo:rsid="002ec49d" style:font-weight-asian="bold" style:font-weight-complex="bold"/>
    </style:style>
    <style:style style:name="T15" style:family="text">
      <style:text-properties officeooo:rsid="00205e52"/>
    </style:style>
    <style:style style:name="T16" style:family="text">
      <style:text-properties officeooo:rsid="002dd73f"/>
    </style:style>
    <style:style style:name="T17" style:family="text">
      <style:text-properties officeooo:rsid="00303138"/>
    </style:style>
    <style:style style:name="T18" style:family="text">
      <style:text-properties officeooo:rsid="00309cf5"/>
    </style:style>
    <style:style style:name="T19" style:family="text">
      <style:text-properties fo:font-weight="bold" officeooo:rsid="00409560" style:font-weight-asian="bold" style:font-weight-complex="bold"/>
    </style:style>
    <style:style style:name="T20" style:family="text">
      <style:text-properties fo:language="es" fo:country="ES" officeooo:rsid="00204cda"/>
    </style:style>
    <style:style style:name="T21" style:family="text">
      <style:text-properties fo:language="es" fo:country="ES" officeooo:rsid="00309cf5"/>
    </style:style>
    <style:style style:name="T22" style:family="text">
      <style:text-properties fo:language="es" fo:country="ES" fo:font-weight="bold" officeooo:rsid="00409560" style:font-weight-asian="bold" style:font-weight-complex="bold"/>
    </style:style>
    <style:style style:name="T23" style:family="text">
      <style:text-properties fo:language="es" fo:country="ES" fo:font-weight="bold" style:font-weight-asian="bold" style:font-weight-complex="bold"/>
    </style:style>
    <style:style style:name="T24" style:family="text">
      <style:text-properties fo:language="es" fo:country="ES" officeooo:rsid="002c020f"/>
    </style:style>
    <style:style style:name="T25" style:family="text">
      <style:text-properties officeooo:rsid="0034876c"/>
    </style:style>
    <style:style style:name="T26" style:family="text">
      <style:text-properties fo:language="es" fo:country="ES" officeooo:rsid="00205e52"/>
    </style:style>
    <style:style style:name="T27" style:family="text">
      <style:text-properties officeooo:rsid="00329b80"/>
    </style:style>
    <style:style style:name="T28" style:family="text">
      <style:text-properties fo:language="es" fo:country="ES" officeooo:rsid="00365e98"/>
    </style:style>
    <style:style style:name="T29" style:family="text">
      <style:text-properties fo:language="es" fo:country="ES" officeooo:rsid="002dd73f"/>
    </style:style>
    <style:style style:name="T30" style:family="text">
      <style:text-properties officeooo:rsid="003f5d3d"/>
    </style:style>
    <style:style style:name="T31" style:family="text">
      <style:text-properties officeooo:rsid="003cd122"/>
    </style:style>
    <style:style style:name="T32" style:family="text">
      <style:text-properties fo:language="es" fo:country="ES" officeooo:rsid="003d7245"/>
    </style:style>
    <style:style style:name="T33" style:family="text">
      <style:text-properties fo:language="es" fo:country="ES" officeooo:rsid="003f5d3d"/>
    </style:style>
    <style:style style:name="T34" style:family="text">
      <style:text-properties fo:font-weight="bold" officeooo:rsid="00303138" style:font-weight-asian="bold" style:font-weight-complex="bold"/>
    </style:style>
    <style:style style:name="T35" style:family="text">
      <style:text-properties fo:language="es" fo:country="ES" fo:font-weight="normal" officeooo:rsid="003d7245" style:font-weight-asian="normal" style:font-weight-complex="normal"/>
    </style:style>
    <style:style style:name="T36" style:family="text">
      <style:text-properties fo:language="es" fo:country="ES" fo:font-weight="bold" officeooo:rsid="003d7245" style:font-weight-asian="bold" style:font-weight-complex="bold"/>
    </style:style>
    <style:style style:name="T37" style:family="text">
      <style:text-properties fo:language="es" fo:country="ES" fo:font-weight="normal" officeooo:rsid="003f5d3d" style:font-weight-asian="normal" style:font-weight-complex="normal"/>
    </style:style>
    <style:style style:name="T38" style:family="text">
      <style:text-properties fo:font-weight="normal" officeooo:rsid="003a62a1" style:font-weight-asian="normal" style:font-weight-complex="normal"/>
    </style:style>
    <style:style style:name="T39" style:family="text">
      <style:text-properties fo:font-weight="normal" officeooo:rsid="003daa9f" style:font-weight-asian="normal" style:font-weight-complex="normal"/>
    </style:style>
    <style:style style:name="T40" style:family="text">
      <style:text-properties fo:font-weight="bold" officeooo:rsid="003f5d3d" style:font-weight-asian="bold" style:font-weight-complex="bold"/>
    </style:style>
    <style:style style:name="T41" style:family="text">
      <style:text-properties fo:font-weight="normal" officeooo:rsid="003f5d3d" style:font-weight-asian="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ck-Off</text:p>
      <text:p text:style-name="P2"/>
      <text:h text:style-name="Heading_20_1" text:outline-level="1"><text:span text:style-name="Strong_20_Emphasis"><text:span text:style-name="T1">Identification:</text:span></text:span><text:span text:style-name="T1"> </text:span></text:h>
      <text:h text:style-name="P3" text:outline-level="4">Grupo de practicas: <text:span text:style-name="T2">grupo70.</text:span></text:h>
      <text:h text:style-name="P4" text:outline-level="4">Participantes: Bogdan Razvant y Diego Su<text:span text:style-name="T3">á</text:span>rez.</text:h>
      <text:h text:style-name="Heading_20_1" text:outline-level="1"><text:span text:style-name="Strong_20_Emphasis"><text:span text:style-name="T4">Definición/descripción del proyecto:</text:span></text:span><text:span text:style-name="T4"> </text:span></text:h>
      <text:p text:style-name="P5">Se quiere proveer al <text:span text:style-name="T5">usuario sobre información sobre criptoactivos </text:span><text:span text:style-name="T6">mediante una página web</text:span><text:span text:style-name="T5">. El usuario podrá ver información sobre “exchanges” de criptomonedas, sobre las criptomonedas más populares del momento, las criptomonedas que tienen más precio.. Se podrán filtrar los resultados mediante una variedad de opciones </text:span><text:span text:style-name="T7">con AJAX;</text:span><text:span text:style-name="T5"> rango de precios, volumen, capitalización del mercado…</text:span></text:p>
      <text:p text:style-name="P6">La página web tendrá una opción para registrar usuarios. Esta opción permitirá a estos mismos exportar toda la información de los listados en formato PDF. Además, dados los datos de los listados se podrá mejorar la visualización mostrando diversos gráficos.</text:p>
      <text:p text:style-name="P6">Por otro lado los administradores podrán controlar la información de la base de datos y de los diversos usuarios para descubrir cual es el interés general a través de una vista resumida.</text:p>
      <text:h text:style-name="Heading_20_1" text:outline-level="1"><text:span text:style-name="Strong_20_Emphasis"><text:span text:style-name="T4">Requerimientos del proyecto:</text:span></text:span></text:h>
      <text:p text:style-name="P7"><text:span text:style-name="Strong_20_Emphasis"><text:span text:style-name="T4">- </text:span></text:span><text:span text:style-name="Strong_20_Emphasis"><text:span text:style-name="T8">Back office</text:span></text:span></text:p>
      <text:list text:style-name="L1">
        <text:list-item>
          <text:p text:style-name="P8">Extracción de l<text:span text:style-name="T6">a información sobre </text:span>criptoactivos <text:span text:style-name="T9">de la API</text:span>.</text:p>
        </text:list-item>
        <text:list-item>
          <text:p text:style-name="P9">Actualización de base de datos por usuario administrador.</text:p>
        </text:list-item>
        <text:list-item>
          <text:p text:style-name="P10">Posibilidad de consultar usuarios por parte del usuario administrador <text:span text:style-name="T10">(y modificación).</text:span></text:p>
        </text:list-item>
        <text:list-item>
          <text:p text:style-name="P9">Vista resumida para toda la información de la API para usuarios administradores.</text:p>
        </text:list-item>
      </text:list>
      <text:p text:style-name="P11">- <text:span text:style-name="T11">Front office </text:span></text:p>
      <text:p text:style-name="P12"><text:s/><text:span text:style-name="T12"><text:s text:c="2"/>- </text:span><text:span text:style-name="T13">Anónimos </text:span><text:span text:style-name="T14">y registrados</text:span></text:p>
      <text:list text:continue-numbering="true" text:style-name="L1">
        <text:list-item>
          <text:p text:style-name="P13">Mostrar última actualización de la información de la base de datos.</text:p>
        </text:list-item>
        <text:list-item>
          <text:p text:style-name="P14">Creaciones de las tablas para los registros de usuarios e información.</text:p>
        </text:list-item>
        <text:list-item>
          <text:p text:style-name="P14">Hacer pantalla de log in <text:span text:style-name="T15">y registro </text:span><text:span text:style-name="T3">para usuarios.</text:span></text:p>
        </text:list-item>
        <text:list-item>
          <text:p text:style-name="P15">Filtrado de datos de los listados.</text:p>
        </text:list-item>
        <text:list-item>
          <text:p text:style-name="P16">Creación de los diversos listados para la información recogida.</text:p>
        </text:list-item>
      </text:list>
      <text:p text:style-name="P17"><text:soft-page-break/>- Registrados</text:p>
      <text:list xml:id="list190732540330919" text:continue-numbering="true" text:style-name="L1">
        <text:list-item>
          <text:p text:style-name="P18">Exportación de información a través de PDF.</text:p>
        </text:list-item>
        <text:list-item>
          <text:p text:style-name="P19">Creación de gráficos dada información de petición del usuario <text:span text:style-name="T16">registrado</text:span>.</text:p>
        </text:list-item>
        <text:list-item>
          <text:p text:style-name="P20">Modificación de información del perfil (contraseña incluida).</text:p>
        </text:list-item>
      </text:list>
      <text:h text:style-name="Heading_20_1" text:outline-level="1"><text:span text:style-name="Strong_20_Emphasis"><text:span text:style-name="T4">Alcance del trabajo:</text:span></text:span><text:span text:style-name="T4"> </text:span></text:h>
      <text:p text:style-name="Heading">- <text:span text:style-name="T17">Recogida de datos desde la API (10/03/25): </text:span></text:p>
      <text:list xml:id="list190732594665301" text:continue-numbering="true" text:style-name="L1">
        <text:list-item>
          <text:p text:style-name="P21">Extracción de l<text:span text:style-name="T6">a información sobre </text:span>criptoactivos <text:span text:style-name="T9">de la API. </text:span><text:span text:style-name="T18">(14h) </text:span><text:span text:style-name="T19">Tiempo empleado 18h</text:span></text:p>
        </text:list-item>
        <text:list-item>
          <text:p text:style-name="P22"><text:span text:style-name="T20">Creaciones de las tablas para los registros de usuarios e información. </text:span><text:span text:style-name="T21">(6h) </text:span><text:span text:style-name="T22">Tiempo empleado 6h</text:span></text:p>
          <text:p text:style-name="P23"><text:span text:style-name="T23">La estimación ha sido bastante buena, pero aún así esta era una estimación con MUCHO margen, se deberían haber hecho las cosas mejor. </text:span></text:p>
        </text:list-item>
      </text:list>
      <text:p text:style-name="P24">- <text:span text:style-name="T17">Funcionalidades para usuarios anónimos (24/03/25):</text:span></text:p>
      <text:list text:style-name="L2">
        <text:list-item>
          <text:p text:style-name="P25">Mostrar última actualización de la información de la base de datos. <text:span text:style-name="T18">(2h)</text:span></text:p>
        </text:list-item>
        <text:list-item>
          <text:p text:style-name="P26"><text:span text:style-name="T24">Filtrado de datos de los listados. </text:span><text:span text:style-name="T21">(14h)</text:span></text:p>
        </text:list-item>
      </text:list>
      <text:list text:continue-list="list190732594665301" text:style-name="L1">
        <text:list-item>
          <text:p text:style-name="P27">Creación de los diversos listados para la información recogida. <text:span text:style-name="T25">(8h)</text:span></text:p>
        </text:list-item>
      </text:list>
      <text:p text:style-name="P24">- <text:span text:style-name="T17">Funcionalidades para usuarios registrados (7/04/25):</text:span></text:p>
      <text:list xml:id="list190731715530038" text:continue-numbering="true" text:style-name="L1">
        <text:list-item>
          <text:p text:style-name="P28"><text:span text:style-name="T20">Hacer pantalla de log in </text:span><text:span text:style-name="T26">y registro </text:span><text:span text:style-name="T8">para usuarios. </text:span><text:span text:style-name="T21">(4h)</text:span></text:p>
        </text:list-item>
        <text:list-item>
          <text:p text:style-name="P29">Modificación de información del perfil (contraseña incluida). <text:span text:style-name="T27">(8h)</text:span></text:p>
        </text:list-item>
      </text:list>
      <text:p text:style-name="P24">- <text:span text:style-name="T17">Funcionalidades para usuarios administradores (14/04/25):</text:span></text:p>
      <text:list text:style-name="L3">
        <text:list-item>
          <text:p text:style-name="P30">Actualización de base de datos por usuario administrador. <text:span text:style-name="T10">(3h)</text:span></text:p>
        </text:list-item>
        <text:list-item>
          <text:p text:style-name="P31">Posibilidad de consultar usuarios por parte del usuario administrador <text:span text:style-name="T10">(y modificación). (10h)</text:span></text:p>
        </text:list-item>
        <text:list-item>
          <text:p text:style-name="P32"><text:span text:style-name="T8">Vista resumida para toda la información de la API para usuarios administradores. </text:span><text:span text:style-name="T28">(7h)</text:span></text:p>
        </text:list-item>
      </text:list>
      <text:p text:style-name="P24">- <text:span text:style-name="T17">Graficaciones y tablas de datos (28/04/25):</text:span></text:p>
      <text:list text:continue-list="list190731715530038" text:style-name="L1">
        <text:list-item>
          <text:p text:style-name="P28"><text:span text:style-name="T26">Creación de gráficos dada información de petición del usuario </text:span><text:span text:style-name="T29">registrado.</text:span><text:span text:style-name="T26"> </text:span><text:span text:style-name="T28">(10h)</text:span></text:p>
        </text:list-item>
      </text:list>
      <text:p text:style-name="P24">- <text:span text:style-name="T17">Generación de PDF (12/05/25):</text:span></text:p>
      <text:list text:continue-numbering="true" text:style-name="L1">
        <text:list-item>
          <text:p text:style-name="P33"><text:span text:style-name="T26">Exportación de información a través de PDF </text:span><text:span text:style-name="T28">(8h)</text:span></text:p>
        </text:list-item>
      </text:list>
      <text:h text:style-name="P34" text:outline-level="1"><text:soft-page-break/><text:span text:style-name="Strong_20_Emphasis"><text:span text:style-name="T4">Hitos de validación:</text:span></text:span></text:h>
      <text:p text:style-name="P35">- <text:span text:style-name="T17">Recogida de datos desde la API (10/03/25): </text:span></text:p>
      <text:p text:style-name="P6">La información que se recoge desde la API es accesible a través de la base de datos que se provee. La recogida de datos puede ser ejecutada en cualquier momento y se guardará el momento en el que se haga la misma. <text:span text:style-name="T30">Hay dos pasos, extracción e inserción.</text:span></text:p>
      <text:p text:style-name="P35">- <text:span text:style-name="T17">Funcionalidades para usuarios anónimos (24/03/25):</text:span></text:p>
      <text:p text:style-name="P6">Un usuario cualquiera puede acceder a la sección de listados <text:span text:style-name="T31">de la página web </text:span>para ver los diversos listados que existen. Se podrán seleccionar entre más de 3 listados distintos para la visualización del entorno criptoactivo en el mundo. Estos listados se podrán <text:span text:style-name="T31">filtrar con AJAX de diversas formas cómo popularidad, precio, mejor valorados...</text:span></text:p>
      <text:p text:style-name="P35">- <text:span text:style-name="T17">Funcionalidades para usuarios registrados (7/04/25):</text:span></text:p>
      <text:p text:style-name="P36"><text:span text:style-name="T8">U</text:span><text:span text:style-name="T4">n usuario se considerará registrado cuando en la base de datos tenga asignado un identificador único para este mismo. Además, este tendrá una sección en la página web para ver la información de su perfil y cambiar su contraseña de acceso a la misma.</text:span></text:p>
      <text:p text:style-name="P37"><text:span text:style-name="T4">Los usuarios registrados tendrán la opción de exportar los listados a PDF al vuelo con formateo de cabecera, logotipo y pie de página (aún no hará nada). Pero sí que podrá cambiar el método de visualización de los distintos listados a través de tres gráficas distintas: gráfico de columnas, de tarta y de líneas para los contenidos que sean posible <text:s/>(aún no hará nada). </text:span><text:span text:style-name="T23">Las opciones simplemente se mostrarán.</text:span></text:p>
      <text:p text:style-name="P35">- <text:span text:style-name="T17">Funcionalidades para usuarios administradores (14/04/25):</text:span></text:p>
      <text:p text:style-name="P38">Un administrador se considerará administrador cuando pueda: Consultar/modificar los usuarios registrados en la base de datos usando (o no) filtrados con AJAX. Un administrador ES un usuario registrado en la BBDD también. Pero los administradores no se pueden modificar entre sí. </text:p>
      <text:p text:style-name="P38">Tendrá la posibilidad de añadir de vuelta información desde la API o eliminar esta misma de la base de datos. </text:p>
      <text:p text:style-name="P38">Tendrá una vista resumida sobre la información almacenada en la base de datos y la API. </text:p>
      <text:p text:style-name="P35">- <text:span text:style-name="T17">Graficaciones y tablas de datos (28/04/25):</text:span></text:p>
      <text:p text:style-name="P37"><text:span text:style-name="T26">S</text:span><text:span text:style-name="T4">e dirá que </text:span><text:span text:style-name="T32">se muestra correctamente la información cuando no haya incongruencias a la hora de convertir los datos provistos a cualquier tipo de gráfica o tabla. La información que se </text:span><text:span text:style-name="T33">muestra </text:span><text:span text:style-name="T32">en las graficaciones </text:span><text:span text:style-name="T33">es</text:span><text:span text:style-name="T32"> coherente y contribuyente al mejor entendimiento de la misma.</text:span></text:p>
      <text:p text:style-name="P35">- <text:span text:style-name="T17">Generación de PDF (12/05/25):</text:span><text:span text:style-name="T34"/></text:p>
      <text:p text:style-name="Text_20_body"><text:span text:style-name="Strong_20_Emphasis"><text:span text:style-name="T35">Se dirá que una generación al vuelo de PDF es valida cuando </text:span></text:span><text:span text:style-name="Strong_20_Emphasis"><text:span text:style-name="T36">NO </text:span></text:span><text:span text:style-name="Strong_20_Emphasis"><text:span text:style-name="T35">se esté usando la opción de imprimir del navegador, se este mostrando </text:span></text:span><text:span text:style-name="Strong_20_Emphasis"><text:span text:style-name="T36">TODA </text:span></text:span><text:span text:style-name="Strong_20_Emphasis"><text:span text:style-name="T35">la información que se quiere exportar y el </text:span></text:span><text:soft-page-break/><text:span text:style-name="Strong_20_Emphasis"><text:span text:style-name="T35">formateo del PDF tiene un logotipo, una cabecera y un pie de página. La generación de PDF </text:span></text:span><text:span text:style-name="Strong_20_Emphasis"><text:span text:style-name="T36">solo</text:span></text:span><text:span text:style-name="Strong_20_Emphasis"><text:span text:style-name="T35"> </text:span></text:span><text:span text:style-name="Strong_20_Emphasis"><text:span text:style-name="T37">estará</text:span></text:span><text:span text:style-name="Strong_20_Emphasis"><text:span text:style-name="T35"> disponible para usuarios registrados.</text:span></text:span></text:p>
      <text:p text:style-name="Heading"><text:span text:style-name="Strong_20_Emphasis">- </text:span><text:span text:style-name="Strong_20_Emphasis"><text:span text:style-name="T38">Página funcional en el servidor (12/05/25)</text:span></text:span></text:p>
      <text:p text:style-name="P39"><text:span text:style-name="Strong_20_Emphasis"><text:span text:style-name="T39">Todas los hitos anteriores (y muchos más pequeños) han sido validados (o gran parte de ellos). Un usuario puede poder navegar de forma sencilla entre las distintas opciones que se le da, de forma ágil y eficaz. La información que se le muestre estará distribuida de manera que el usuario no tenga que pensar mucho. </text:span></text:span><text:span text:style-name="Strong_20_Emphasis"><text:span text:style-name="T40">NO </text:span></text:span><text:span text:style-name="Strong_20_Emphasis"><text:span text:style-name="T41">habrán errores a la hora de navegar por la página y probar las diversas funcionalidade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09:59:38.456858678</meta:creation-date>
    <dc:date>2025-03-09T19:07:31.251000000</dc:date>
    <meta:editing-duration>PT1H15M7S</meta:editing-duration>
    <meta:editing-cycles>27</meta:editing-cycles>
    <meta:generator>LibreOffice/24.8.5.2$Windows_X86_64 LibreOffice_project/fddf2685c70b461e7832239a0162a77216259f22</meta:generator>
    <meta:document-statistic meta:table-count="0" meta:image-count="0" meta:object-count="0" meta:page-count="4" meta:paragraph-count="63" meta:word-count="996" meta:character-count="6197" meta:non-whitespace-character-count="5275"/>
  </office:meta>
</office:document-meta>
</file>